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99ccff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6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3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J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056" calcext:value-type="float">
            <text:p>1056</text:p>
          </table:table-cell>
          <table:table-cell table:style-name="ce23" table:formula="of:=([.B5]*[.B21]*2*[.B26]) + ([.C5]*[.B22]*2*[.B27]) + ([.D5] *[.B23]* 2*[.B27]) + ([.E5]*[.B27])" office:value-type="currency" office:currency="EUR" office:value="196.92" calcext:value-type="currency">
            <text:p>196.92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196.92" calcext:value-type="currency">
            <text:p>196.9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4.769" calcext:value-type="currency">
            <text:p>14.77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11.689" calcext:value-type="currency">
            <text:p>211.69 €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3" office:value-type="string" calcext:value-type="string">
            <text:p>Pot</text:p>
          </table:table-cell>
          <table:table-cell table:style-name="ce42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Ajd </text:p>
          </table:table-cell>
          <table:table-cell table:style-name="ce43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Let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Ajd ↔ Let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35"/>
          <table:table-cell table:style-name="ce44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Prevoz EUR/km</text:p>
          </table:table-cell>
          <table:table-cell table:style-name="ce45" office:value-type="currency" office:currency="EUR" office:value="0.18" calcext:value-type="currency">
            <text:p>0.18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>
          <table:table-cell table:style-name="ce36" office:value-type="string" calcext:value-type="string">
            <text:p>Sluzbeno potovanje EUR/km</text:p>
          </table:table-cell>
          <table:table-cell table:style-name="ce46" office:value-type="currency" office:currency="EUR" office:value="0.37" calcext:value-type="currency">
            <text:p>0.37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7"/>
          <table:table-cell table:style-name="ce28"/>
          <table:table-cell table:number-columns-repeated="3"/>
        </table:table-row>
        <table:table-row table:style-name="ro2">
          <table:table-cell table:style-name="Default"/>
          <table:table-cell table:number-columns-repeated="7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21:09:19.517333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8-05-17T21:10:14.980011233</dc:date>
    <meta:editing-duration>P1DT15H59M21S</meta:editing-duration>
    <meta:editing-cycles>33</meta:editing-cycles>
    <meta:generator>LibreOffice/6.0.3.2$Linux_X86_64 LibreOffice_project/00m0$Build-2</meta:generator>
    <meta:document-statistic meta:table-count="1" meta:cell-count="54" meta:object-count="0"/>
  </office:meta>
</office:document-meta>
</file>